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ise 2:</text:p>
      <text:p text:style-name="Standard">a. Operators – functions, as well as 'and, or, not' operators</text:p>
      <text:p text:style-name="Standard">b. Text – print functions (e.g. write 'hello' is the same as print('hello world')</text:p>
      <text:list xml:id="list354658143893656927" text:style-name="L1">
        <text:list-item>
          <text:p text:style-name="P1">Move – Leads the turtle 'avatar' into the intended direction</text:p>
        </text:list-item>
      </text:list>
      <text:p text:style-name="Standard">d. Art – determines the colour of the pen used to draw shapes, as well as show the shap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04T13:10:09.61</meta:creation-date>
    <meta:document-statistic meta:table-count="0" meta:image-count="0" meta:object-count="0" meta:page-count="1" meta:paragraph-count="5" meta:word-count="57" meta:character-count="304"/>
    <dc:date>2022-10-04T14:22:02.57</dc:date>
    <meta:editing-duration>PT11M32S</meta:editing-duration>
    <meta:editing-cycles>1</meta:editing-cycles>
    <meta:generator>OpenOffice/4.1.9$Win32 OpenOffice.org_project/419m1$Build-9805</meta:generator>
  </office:meta>
</office:document-meta>
</file>